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>
            <text:p>自由度3のカイニ乗分布</text:p>
          </table:table-cell>
          <table:table-cell table:style-name="Default"/>
        </table:table-row>
        <table:table-row table:style-name="ro2">
          <table:table-cell office:value-type="string">
            <text:p>V</text:p>
          </table:table-cell>
          <table:table-cell table:style-name="ce2" office:value-type="string">
            <text:p>相対度数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012">
            <text:p>0.80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724">
            <text:p>0.572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916">
            <text:p>0.391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614">
            <text:p>0.261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717">
            <text:p>0.171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116">
            <text:p>0.111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718">
            <text:p>0.071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46">
            <text:p>0.04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0292">
            <text:p>0.02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185">
            <text:p>0.0185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1" office:value-type="string">
            <text:p>V</text:p>
          </table:table-cell>
          <table:table-cell table:style-name="Default"/>
        </table:table-row>
        <table:table-row table:style-name="ro1">
          <table:table-cell office:value-type="string">
            <text:p>2以上</text:p>
          </table:table-cell>
          <table:table-cell table:formula="of:= [.B5]" office:value-type="float" office:value="0.5724">
            <text:p>0.5724</text:p>
          </table:table-cell>
        </table:table-row>
        <table:table-row table:style-name="ro1">
          <table:table-cell office:value-type="string">
            <text:p>7以上</text:p>
          </table:table-cell>
          <table:table-cell table:formula="of:= [.B10]" office:value-type="float" office:value="0.0718">
            <text:p>0.0718</text:p>
          </table:table-cell>
        </table:table-row>
        <table:table-row table:style-name="ro2">
          <table:table-cell table:style-name="ce3"/>
          <table:table-cell table:style-name="ce5"/>
        </table:table-row>
        <table:table-row table:style-name="ro1">
          <table:table-cell office:value-type="string">
            <text:p>2以上7未満</text:p>
          </table:table-cell>
          <table:table-cell table:formula="of:= [.B16] - [.B17]" office:value-type="float" office:value="0.5006">
            <text:p>0.5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/11/03</text:date>, <text:time>03:57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1-03T03:57:31.21</dc:date>
    <meta:editing-duration>PT1H14M8S</meta:editing-duration>
    <meta:editing-cycles>10</meta:editing-cycles>
    <meta:generator>OpenOffice/4.1.6$Win32 OpenOffice.org_project/416m1$Build-9790</meta:generator>
    <meta:document-statistic meta:table-count="1" meta:cell-count="32" meta:object-count="0"/>
  </office:meta>
</office:document-meta>
</file>